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765d" officeooo:paragraph-rsid="001e765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e765d" officeooo:paragraph-rsid="001e765d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e765d" officeooo:paragraph-rsid="001e765d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e765d" officeooo:paragraph-rsid="001e765d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eef95" officeooo:paragraph-rsid="001eef95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f9d29" officeooo:paragraph-rsid="001f9d29" style:font-weight-asian="normal" style:font-weight-complex="normal"/>
    </style:style>
    <style:style style:name="P7" style:family="paragraph" style:parent-style-name="Standard" style:list-style-name="L2">
      <style:text-properties style:text-underline-style="none" fo:font-weight="normal" officeooo:rsid="00213732" officeooo:paragraph-rsid="00213732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rsid="000ee4d9" officeooo:paragraph-rsid="00236deb" style:font-weight-asian="normal" style:font-weight-complex="normal"/>
    </style:style>
    <style:style style:name="P9" style:family="paragraph" style:parent-style-name="Standard">
      <style:text-properties style:text-underline-style="none" fo:font-weight="bold" officeooo:rsid="0020c7f9" officeooo:paragraph-rsid="0020c7f9" style:font-weight-asian="bold" style:font-weight-complex="bold"/>
    </style:style>
    <style:style style:name="P10" style:family="paragraph" style:parent-style-name="Standard" style:list-style-name="L1">
      <style:text-properties officeooo:paragraph-rsid="00236deb"/>
    </style:style>
    <style:style style:name="P11" style:family="paragraph" style:parent-style-name="Standard">
      <style:text-properties fo:font-size="18pt" officeooo:rsid="001e765d" officeooo:paragraph-rsid="001e765d" style:font-size-asian="18pt" style:font-size-complex="18pt"/>
    </style:style>
    <style:style style:name="P12" style:family="paragraph" style:parent-style-name="Standard">
      <style:text-properties fo:font-size="26pt" style:text-underline-style="solid" style:text-underline-width="auto" style:text-underline-color="font-color" fo:font-weight="bold" officeooo:rsid="001f9d29" officeooo:paragraph-rsid="001f9d29" style:font-size-asian="26pt" style:font-weight-asian="bold" style:font-size-complex="26pt" style:font-weight-complex="bold"/>
    </style:style>
    <style:style style:name="P13" style:family="paragraph" style:parent-style-name="Standard">
      <style:text-properties fo:font-size="26pt" style:text-underline-style="solid" style:text-underline-width="auto" style:text-underline-color="font-color" fo:font-weight="bold" officeooo:rsid="001e765d" officeooo:paragraph-rsid="001e765d" style:font-size-asian="26pt" style:font-weight-asian="bold" style:font-size-complex="26pt" style:font-weight-complex="bold"/>
    </style:style>
    <style:style style:name="P14" style:family="paragraph" style:parent-style-name="Standard">
      <style:text-properties fo:font-size="26pt" style:text-underline-style="solid" style:text-underline-width="auto" style:text-underline-color="font-color" fo:font-weight="bold" officeooo:rsid="00221664" officeooo:paragraph-rsid="00221664" style:font-size-asian="26pt" style:font-weight-asian="bold" style:font-size-complex="26pt" style:font-weight-complex="bold"/>
    </style:style>
    <style:style style:name="P15" style:family="paragraph" style:parent-style-name="Standard">
      <style:text-properties fo:font-size="16pt" style:text-underline-style="none" fo:font-weight="bold" officeooo:rsid="0020c7f9" officeooo:paragraph-rsid="0020c7f9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style:text-underline-style="none" fo:font-weight="bold" officeooo:rsid="00221664" officeooo:paragraph-rsid="00221664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2pt" style:text-underline-style="none" fo:font-weight="bold" officeooo:rsid="0020c7f9" officeooo:paragraph-rsid="0020c7f9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style:text-underline-style="none" fo:font-weight="bold" officeooo:rsid="00221664" officeooo:paragraph-rsid="00221664" style:font-size-asian="10.5pt" style:font-weight-asian="bold" style:font-size-complex="12pt" style:font-weight-complex="bold"/>
    </style:style>
    <style:style style:name="P19" style:family="paragraph" style:parent-style-name="Standard" style:list-style-name="L1">
      <style:text-properties officeooo:rsid="000ee4d9" officeooo:paragraph-rsid="00236deb"/>
    </style:style>
    <style:style style:name="T1" style:family="text">
      <style:text-properties officeooo:rsid="001f9d2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officeooo:rsid="000ee4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Game Overview:</text:p>
      <text:p text:style-name="P11"/>
      <text:p text:style-name="P1">This will be story things and some concepts our main game will have. From this we will see some possible things we want our game engine to support.</text:p>
      <text:p text:style-name="P1"/>
      <text:p text:style-name="P13">Levels:</text:p>
      <text:p text:style-name="P3"/>
      <text:p text:style-name="P3">Our name will contain a single level with multiple parts.</text:p>
      <text:p text:style-name="P3"/>
      <text:p text:style-name="P12">Story:</text:p>
      <text:p text:style-name="P6"/>
      <text:p text:style-name="P15">Story:</text:p>
      <text:p text:style-name="P17"/>
      <text:p text:style-name="P17"/>
      <text:p text:style-name="P16">Quests:</text:p>
      <text:p text:style-name="P18"/>
      <text:p text:style-name="P18"/>
      <text:p text:style-name="P16">Items:</text:p>
      <text:p text:style-name="P9"><text:span text:style-name="T2"/></text:p>
      <text:p text:style-name="P14">Engine:</text:p>
      <text:p text:style-name="P14"><text:span text:style-name="T4"/></text:p>
      <text:p text:style-name="P9">Engine Needs:</text:p>
      <text:p text:style-name="P9"/>
      <text:p text:style-name="P9">Notes:</text:p>
      <text:p text:style-name="P9"/>
      <text:list xml:id="list6852089953207255492" text:style-name="L2">
        <text:list-item>
          <text:p text:style-name="P7">Leon said our game might be too much, their idea was only a simple racing thing with some collisions</text:p>
        </text:list-item>
      </text:list>
      <text:p text:style-name="P6"/>
      <text:p text:style-name="P6"/>
      <text:p text:style-name="P3"/>
      <text:p text:style-name="P2">Code standards:</text:p>
      <text:p text:style-name="P5">Classes</text:p>
      <text:p text:style-name="P5">All classes must be planned before coding can begin.</text:p>
      <text:p text:style-name="P5">All classes must be documented <text:span text:style-name="T1">and examples should be given.</text:span></text:p>
      <text:p text:style-name="P5"/>
      <text:p text:style-name="P6">Code</text:p>
      <text:p text:style-name="P6">Must be easy to understand and alter.<text:line-break/></text:p>
      <text:p text:style-name="P6">Something</text:p>
      <text:p text:style-name="P6"/>
      <text:p text:style-name="P6"/>
      <text:p text:style-name="P6"/>
      <text:p text:style-name="P6"/>
      <text:p text:style-name="P6"/>
      <text:p text:style-name="P6"/>
      <text:list xml:id="list7446936028212103289" text:style-name="L1">
        <text:list-item>
          <text:p text:style-name="P19">Game Overview<text:line-break/><text:soft-page-break/></text:p>
        </text:list-item>
        <text:list-item>
          <text:p text:style-name="P19">Story<text:line-break/></text:p>
          <text:list>
            <text:list-item>
              <text:p text:style-name="P19">Story<text:line-break/></text:p>
            </text:list-item>
            <text:list-item>
              <text:p text:style-name="P19">Quests<text:line-break/></text:p>
            </text:list-item>
            <text:list-item>
              <text:p text:style-name="P19">Items<text:line-break/></text:p>
            </text:list-item>
            <text:list-item>
              <text:p text:style-name="P19">Level<text:line-break/></text:p>
            </text:list-item>
          </text:list>
        </text:list-item>
        <text:list-item>
          <text:p text:style-name="P19">Engine needs<text:line-break/> </text:p>
          <text:list>
            <text:list-item>
              <text:p text:style-name="P19">Needs (based on story)<text:line-break/></text:p>
            </text:list-item>
            <text:list-item>
              <text:p text:style-name="P19">Api's and tools<text:line-break/></text:p>
            </text:list-item>
            <text:list-item>
              <text:p text:style-name="P19">Notes<text:line-break/></text:p>
            </text:list-item>
          </text:list>
        </text:list-item>
        <text:list-item>
          <text:p text:style-name="P19">Engine Components<text:line-break/></text:p>
          <text:list>
            <text:list-item>
              <text:p text:style-name="P19">3D Graphics Engine<text:line-break/></text:p>
            </text:list-item>
            <text:list-item>
              <text:p text:style-name="P19">Physics Engine<text:line-break/></text:p>
            </text:list-item>
            <text:list-item>
              <text:p text:style-name="P19">Animation Engine<text:line-break/></text:p>
            </text:list-item>
            <text:list-item>
              <text:p text:style-name="P19">Input Engine<text:line-break/></text:p>
            </text:list-item>
            <text:list-item>
              <text:p text:style-name="P19">Model + Image Database<text:line-break/></text:p>
            </text:list-item>
            <text:list-item>
              <text:p text:style-name="P10"><text:span text:style-name="T5">Network Engine<text:line-break/></text:span></text:p>
            </text:list-item>
            <text:list-item>
              <text:p text:style-name="P10"><text:span text:style-name="T5">AI Engine<text:line-break/></text:span></text:p>
            </text:list-item>
            <text:list-item>
              <text:p text:style-name="P10"><text:span text:style-name="T5">World Engine<text:line-break/></text:span></text:p>
            </text:list-item>
            <text:list-item>
              <text:p text:style-name="P10"><text:span text:style-name="T5">Control Engine<text:line-break/></text:span></text:p>
            </text:list-item>
            <text:list-item>
              <text:p text:style-name="P19">Global Trigger system<text:line-break/></text:p>
            </text:list-item>
          </text:list>
        </text:list-item>
        <text:list-item>
          <text:p text:style-name="P8">Coding Standards</text:p>
        </text:list-item>
      </text:list>
      <text:p text:style-name="P6"/>
      <text:p text:style-name="P6"><text:lin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8T17:02:26.186000000</meta:creation-date>
    <dc:date>2014-03-02T00:28:01.372000000</dc:date>
    <meta:editing-duration>PT1H18M3S</meta:editing-duration>
    <meta:editing-cycles>3</meta:editing-cycles>
    <meta:generator>LibreOffice/4.2.0.4$Windows_x86 LibreOffice_project/05dceb5d363845f2cf968344d7adab8dcfb2ba71</meta:generator>
    <meta:document-statistic meta:table-count="0" meta:image-count="0" meta:object-count="0" meta:page-count="2" meta:paragraph-count="42" meta:word-count="167" meta:character-count="908" meta:non-whitespace-character-count="781"/>
  </office:meta>
</office:document-meta>
</file>